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" svg:font-family="Overpass" style:font-family-generic="swiss" style:font-pitch="variable"/>
    <style:font-face style:name="Noto Sans Devanagari" svg:font-family="'Noto Sans Devanagari'" style:font-family-generic="system" style:font-pitch="variable"/>
    <style:font-face style:name="Overpass1" svg:font-family="Overpas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 = P*L/A</text:p>
          </table:table-cell>
          <table:table-cell office:value-type="string" calcext:value-type="string">
            <text:p>35x35x25</text:p>
          </table:table-cell>
          <table:table-cell office:value-type="string" calcext:value-type="string">
            <text:p>X = 35x25</text:p>
          </table:table-cell>
          <table:table-cell office:value-type="string" calcext:value-type="string">
            <text:p>Y = 35x25</text:p>
          </table:table-cell>
          <table:table-cell office:value-type="string" calcext:value-type="string">
            <text:p>Z = 35x35</text:p>
          </table:table-cell>
          <table:table-cell office:value-type="string" calcext:value-type="string">
            <text:p>P = 1.72*10^-8</text:p>
          </table:table-cell>
          <table:table-cell/>
          <table:table-cell table:formula="of:=9/0.15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ge of wire</text:p>
          </table:table-cell>
          <table:table-cell/>
          <table:table-cell office:value-type="string" calcext:value-type="string">
            <text:p>X turns</text:p>
          </table:table-cell>
          <table:table-cell office:value-type="string" calcext:value-type="string">
            <text:p>Y turns</text:p>
          </table:table-cell>
          <table:table-cell office:value-type="string" calcext:value-type="string">
            <text:p>Z turns</text:p>
          </table:table-cell>
          <table:table-cell office:value-type="string" calcext:value-type="string">
            <text:p>X area</text:p>
          </table:table-cell>
          <table:table-cell office:value-type="string" calcext:value-type="string">
            <text:p>Y area</text:p>
          </table:table-cell>
          <table:table-cell office:value-type="string" calcext:value-type="string">
            <text:p>Z area</text:p>
          </table:table-cell>
          <table:table-cell office:value-type="string" calcext:value-type="string">
            <text:p>X resistance</text:p>
          </table:table-cell>
          <table:table-cell office:value-type="string" calcext:value-type="string">
            <text:p>Y resistance</text:p>
          </table:table-cell>
          <table:table-cell office:value-type="string" calcext:value-type="string">
            <text:p>z resistanc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35/0.254" office:value-type="float" office:value="137.795275590551" calcext:value-type="float">
            <text:p>137.795275590551</text:p>
          </table:table-cell>
          <table:table-cell table:formula="of:=35/0.254" office:value-type="float" office:value="137.795275590551" calcext:value-type="float">
            <text:p>137.795275590551</text:p>
          </table:table-cell>
          <table:table-cell table:formula="of:=25/0.254" office:value-type="float" office:value="98.4251968503937" calcext:value-type="float">
            <text:p>98.4251968503937</text:p>
          </table:table-cell>
          <table:table-cell table:formula="of:=3.14*10^-6*([.$C$3:.$C$15]/70)^(-2)" office:value-type="float" office:value="0.00000081032096" calcext:value-type="float">
            <text:p>8.1032096E-07</text:p>
          </table:table-cell>
          <table:table-cell table:formula="of:=3.14*10^-6*([.$C$3:.$C$15]/70)^(-2)" office:value-type="float" office:value="0.00000081032096" calcext:value-type="float">
            <text:p>8.1032096E-07</text:p>
          </table:table-cell>
          <table:table-cell table:formula="of:=3.14*10^-6*([.$E$3:.$E$15]/50)^-2" office:value-type="float" office:value="0.00000081032096" calcext:value-type="float">
            <text:p>8.1032096E-07</text:p>
          </table:table-cell>
          <table:table-cell table:formula="of:=(1.72*10^-8)*(35*10^-3+25*10^-3)*2*[.$C$3:.$C$15]/[.$F$3:.$F$15]" office:value-type="float" office:value="0.35098370011174" calcext:value-type="float">
            <text:p>0.35098370011174</text:p>
          </table:table-cell>
          <table:table-cell table:formula="of:=(1.72*10^-8)*(35*10^-3+25*10^-3)*2*[.$C$3:.$C$15]/[.$F$3:.$F$15]" office:value-type="float" office:value="0.35098370011174" calcext:value-type="float">
            <text:p>0.35098370011174</text:p>
          </table:table-cell>
          <table:table-cell table:formula="of:=(1.72*10^-8)*(35*10^-3+35*10^-3)*2*[.$E$3:.$E$15]/[.$H$3:.$H$15]" office:value-type="float" office:value="0.292486416759784" calcext:value-type="float">
            <text:p>0.2924864167597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35/0.287" office:value-type="float" office:value="121.951219512195" calcext:value-type="float">
            <text:p>121.951219512195</text:p>
          </table:table-cell>
          <table:table-cell table:formula="of:=35/0.287" office:value-type="float" office:value="121.951219512195" calcext:value-type="float">
            <text:p>121.951219512195</text:p>
          </table:table-cell>
          <table:table-cell table:formula="of:=25/0.287" office:value-type="float" office:value="87.1080139372822" calcext:value-type="float">
            <text:p>87.1080139372822</text:p>
          </table:table-cell>
          <table:table-cell table:formula="of:=3.14*10^-6*([.$C$3:.$C$15]/70)^(-2)" office:value-type="float" office:value="0.00000103455464" calcext:value-type="float">
            <text:p>1.03455464E-06</text:p>
          </table:table-cell>
          <table:table-cell table:formula="of:=3.14*10^-6*([.$C$3:.$C$15]/70)^(-2)" office:value-type="float" office:value="0.00000103455464" calcext:value-type="float">
            <text:p>1.03455464E-06</text:p>
          </table:table-cell>
          <table:table-cell table:formula="of:=3.14*10^-6*([.$E$3:.$E$15]/50)^-2" office:value-type="float" office:value="0.00000103455464" calcext:value-type="float">
            <text:p>1.03455464E-06</text:p>
          </table:table-cell>
          <table:table-cell table:formula="of:=(1.72*10^-8)*(35*10^-3+25*10^-3)*2*[.$C$3:.$C$15]/[.$F$3:.$F$15]" office:value-type="float" office:value="0.243300167377501" calcext:value-type="float">
            <text:p>0.243300167377501</text:p>
          </table:table-cell>
          <table:table-cell table:formula="of:=(1.72*10^-8)*(35*10^-3+25*10^-3)*2*[.$C$3:.$C$15]/[.$F$3:.$F$15]" office:value-type="float" office:value="0.243300167377501" calcext:value-type="float">
            <text:p>0.243300167377501</text:p>
          </table:table-cell>
          <table:table-cell table:formula="of:=(1.72*10^-8)*(35*10^-3+35*10^-3)*2*[.$E$3:.$E$15]/[.$H$3:.$H$15]" office:value-type="float" office:value="0.202750139481251" calcext:value-type="float">
            <text:p>0.2027501394812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35/0.32004" office:value-type="float" office:value="109.361329833771" calcext:value-type="float">
            <text:p>109.361329833771</text:p>
          </table:table-cell>
          <table:table-cell table:formula="of:=35/0.32004" office:value-type="float" office:value="109.361329833771" calcext:value-type="float">
            <text:p>109.361329833771</text:p>
          </table:table-cell>
          <table:table-cell table:formula="of:=25/0.32004" office:value-type="float" office:value="78.1152355955505" calcext:value-type="float">
            <text:p>78.1152355955505</text:p>
          </table:table-cell>
          <table:table-cell table:formula="of:=3.14*10^-6*([.$C$3:.$C$15]/70)^(-2)" office:value-type="float" office:value="0.000001286465556096" calcext:value-type="float">
            <text:p>1.286465556096E-06</text:p>
          </table:table-cell>
          <table:table-cell table:formula="of:=3.14*10^-6*([.$C$3:.$C$15]/70)^(-2)" office:value-type="float" office:value="0.000001286465556096" calcext:value-type="float">
            <text:p>1.286465556096E-06</text:p>
          </table:table-cell>
          <table:table-cell table:formula="of:=3.14*10^-6*([.$E$3:.$E$15]/50)^-2" office:value-type="float" office:value="0.000001286465556096" calcext:value-type="float">
            <text:p>1.286465556096E-06</text:p>
          </table:table-cell>
          <table:table-cell table:formula="of:=(1.72*10^-8)*(35*10^-3+25*10^-3)*2*[.$C$3:.$C$15]/[.$F$3:.$F$15]" office:value-type="float" office:value="0.175458863789478" calcext:value-type="float">
            <text:p>0.175458863789478</text:p>
          </table:table-cell>
          <table:table-cell table:formula="of:=(1.72*10^-8)*(35*10^-3+25*10^-3)*2*[.$C$3:.$C$15]/[.$F$3:.$F$15]" office:value-type="float" office:value="0.175458863789478" calcext:value-type="float">
            <text:p>0.175458863789478</text:p>
          </table:table-cell>
          <table:table-cell table:formula="of:=(1.72*10^-8)*(35*10^-3+35*10^-3)*2*[.$E$3:.$E$15]/[.$H$3:.$H$15]" office:value-type="float" office:value="0.146215719824565" calcext:value-type="float">
            <text:p>0.146215719824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35/0.36068" office:value-type="float" office:value="97.0389264722191" calcext:value-type="float">
            <text:p>97.0389264722191</text:p>
          </table:table-cell>
          <table:table-cell table:formula="of:=35/0.36068" office:value-type="float" office:value="97.0389264722191" calcext:value-type="float">
            <text:p>97.0389264722191</text:p>
          </table:table-cell>
          <table:table-cell table:formula="of:=25/0.36068" office:value-type="float" office:value="69.3135189087279" calcext:value-type="float">
            <text:p>69.3135189087279</text:p>
          </table:table-cell>
          <table:table-cell table:formula="of:=3.14*10^-6*([.$C$3:.$C$15]/70)^(-2)" office:value-type="float" office:value="0.000001633931183744" calcext:value-type="float">
            <text:p>1.633931183744E-06</text:p>
          </table:table-cell>
          <table:table-cell table:formula="of:=3.14*10^-6*([.$C$3:.$C$15]/70)^(-2)" office:value-type="float" office:value="0.000001633931183744" calcext:value-type="float">
            <text:p>1.633931183744E-06</text:p>
          </table:table-cell>
          <table:table-cell table:formula="of:=3.14*10^-6*([.$E$3:.$E$15]/50)^-2" office:value-type="float" office:value="0.000001633931183744" calcext:value-type="float">
            <text:p>1.633931183744E-06</text:p>
          </table:table-cell>
          <table:table-cell table:formula="of:=(1.72*10^-8)*(35*10^-3+25*10^-3)*2*[.$C$3:.$C$15]/[.$F$3:.$F$15]" office:value-type="float" office:value="0.122580648580143" calcext:value-type="float">
            <text:p>0.122580648580143</text:p>
          </table:table-cell>
          <table:table-cell table:formula="of:=(1.72*10^-8)*(35*10^-3+25*10^-3)*2*[.$C$3:.$C$15]/[.$F$3:.$F$15]" office:value-type="float" office:value="0.122580648580143" calcext:value-type="float">
            <text:p>0.122580648580143</text:p>
          </table:table-cell>
          <table:table-cell table:formula="of:=(1.72*10^-8)*(35*10^-3+35*10^-3)*2*[.$E$3:.$E$15]/[.$H$3:.$H$15]" office:value-type="float" office:value="0.102150540483452" calcext:value-type="float">
            <text:p>0.1021505404834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35/0.40386" office:value-type="float" office:value="86.6636953399693" calcext:value-type="float">
            <text:p>86.6636953399693</text:p>
          </table:table-cell>
          <table:table-cell table:formula="of:=35/0.40386" office:value-type="float" office:value="86.6636953399693" calcext:value-type="float">
            <text:p>86.6636953399693</text:p>
          </table:table-cell>
          <table:table-cell table:formula="of:=25/0.40386" office:value-type="float" office:value="61.9026395285495" calcext:value-type="float">
            <text:p>61.9026395285495</text:p>
          </table:table-cell>
          <table:table-cell table:formula="of:=3.14*10^-6*([.$C$3:.$C$15]/70)^(-2)" office:value-type="float" office:value="0.000002048572418976" calcext:value-type="float">
            <text:p>2.048572418976E-06</text:p>
          </table:table-cell>
          <table:table-cell table:formula="of:=3.14*10^-6*([.$C$3:.$C$15]/70)^(-2)" office:value-type="float" office:value="0.000002048572418976" calcext:value-type="float">
            <text:p>2.048572418976E-06</text:p>
          </table:table-cell>
          <table:table-cell table:formula="of:=3.14*10^-6*([.$E$3:.$E$15]/50)^-2" office:value-type="float" office:value="0.000002048572418976" calcext:value-type="float">
            <text:p>2.048572418976E-06</text:p>
          </table:table-cell>
          <table:table-cell table:formula="of:=(1.72*10^-8)*(35*10^-3+25*10^-3)*2*[.$C$3:.$C$15]/[.$F$3:.$F$15]" office:value-type="float" office:value="0.0873163504129907" calcext:value-type="float">
            <text:p>0.087316350412991</text:p>
          </table:table-cell>
          <table:table-cell table:formula="of:=(1.72*10^-8)*(35*10^-3+25*10^-3)*2*[.$C$3:.$C$15]/[.$F$3:.$F$15]" office:value-type="float" office:value="0.0873163504129907" calcext:value-type="float">
            <text:p>0.087316350412991</text:p>
          </table:table-cell>
          <table:table-cell table:formula="of:=(1.72*10^-8)*(35*10^-3+35*10^-3)*2*[.$E$3:.$E$15]/[.$H$3:.$H$15]" office:value-type="float" office:value="0.072763625344159" calcext:value-type="float">
            <text:p>0.0727636253441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35/0.45466" office:value-type="float" office:value="76.9806008885761" calcext:value-type="float">
            <text:p>76.9806008885761</text:p>
          </table:table-cell>
          <table:table-cell table:formula="of:=35/0.45466" office:value-type="float" office:value="76.9806008885761" calcext:value-type="float">
            <text:p>76.9806008885761</text:p>
          </table:table-cell>
          <table:table-cell table:formula="of:=25/0.45466" office:value-type="float" office:value="54.98614349184" calcext:value-type="float">
            <text:p>54.98614349184</text:p>
          </table:table-cell>
          <table:table-cell table:formula="of:=3.14*10^-6*([.$C$3:.$C$15]/70)^(-2)" office:value-type="float" office:value="0.000002596349387936" calcext:value-type="float">
            <text:p>2.596349387936E-06</text:p>
          </table:table-cell>
          <table:table-cell table:formula="of:=3.14*10^-6*([.$C$3:.$C$15]/70)^(-2)" office:value-type="float" office:value="0.000002596349387936" calcext:value-type="float">
            <text:p>2.596349387936E-06</text:p>
          </table:table-cell>
          <table:table-cell table:formula="of:=3.14*10^-6*([.$E$3:.$E$15]/50)^-2" office:value-type="float" office:value="0.000002596349387936" calcext:value-type="float">
            <text:p>2.596349387936E-06</text:p>
          </table:table-cell>
          <table:table-cell table:formula="of:=(1.72*10^-8)*(35*10^-3+25*10^-3)*2*[.$C$3:.$C$15]/[.$F$3:.$F$15]" office:value-type="float" office:value="0.0611966790649585" calcext:value-type="float">
            <text:p>0.061196679064959</text:p>
          </table:table-cell>
          <table:table-cell table:formula="of:=(1.72*10^-8)*(35*10^-3+25*10^-3)*2*[.$C$3:.$C$15]/[.$F$3:.$F$15]" office:value-type="float" office:value="0.0611966790649585" calcext:value-type="float">
            <text:p>0.061196679064959</text:p>
          </table:table-cell>
          <table:table-cell table:formula="of:=(1.72*10^-8)*(35*10^-3+35*10^-3)*2*[.$E$3:.$E$15]/[.$H$3:.$H$15]" office:value-type="float" office:value="0.0509972325541321" calcext:value-type="float">
            <text:p>0.0509972325541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35/0.51054" office:value-type="float" office:value="68.5548634778862" calcext:value-type="float">
            <text:p>68.5548634778862</text:p>
          </table:table-cell>
          <table:table-cell table:formula="of:=35/0.51054" office:value-type="float" office:value="68.5548634778862" calcext:value-type="float">
            <text:p>68.5548634778862</text:p>
          </table:table-cell>
          <table:table-cell table:formula="of:=25/0.51054" office:value-type="float" office:value="48.9677596270616" calcext:value-type="float">
            <text:p>48.9677596270616</text:p>
          </table:table-cell>
          <table:table-cell table:formula="of:=3.14*10^-6*([.$C$3:.$C$15]/70)^(-2)" office:value-type="float" office:value="0.000003273777710496" calcext:value-type="float">
            <text:p>3.273777710496E-06</text:p>
          </table:table-cell>
          <table:table-cell table:formula="of:=3.14*10^-6*([.$C$3:.$C$15]/70)^(-2)" office:value-type="float" office:value="0.000003273777710496" calcext:value-type="float">
            <text:p>3.273777710496E-06</text:p>
          </table:table-cell>
          <table:table-cell table:formula="of:=3.14*10^-6*([.$E$3:.$E$15]/50)^-2" office:value-type="float" office:value="0.000003273777710496" calcext:value-type="float">
            <text:p>3.273777710496E-06</text:p>
          </table:table-cell>
          <table:table-cell table:formula="of:=(1.72*10^-8)*(35*10^-3+25*10^-3)*2*[.$C$3:.$C$15]/[.$F$3:.$F$15]" office:value-type="float" office:value="0.0432213945878809" calcext:value-type="float">
            <text:p>0.043221394587881</text:p>
          </table:table-cell>
          <table:table-cell table:formula="of:=(1.72*10^-8)*(35*10^-3+25*10^-3)*2*[.$C$3:.$C$15]/[.$F$3:.$F$15]" office:value-type="float" office:value="0.0432213945878809" calcext:value-type="float">
            <text:p>0.043221394587881</text:p>
          </table:table-cell>
          <table:table-cell table:formula="of:=(1.72*10^-8)*(35*10^-3+35*10^-3)*2*[.$E$3:.$E$15]/[.$H$3:.$H$15]" office:value-type="float" office:value="0.0360178288232341" calcext:value-type="float">
            <text:p>0.0360178288232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35/0.57404" office:value-type="float" office:value="60.9713608807749" calcext:value-type="float">
            <text:p>60.9713608807749</text:p>
          </table:table-cell>
          <table:table-cell table:formula="of:=35/0.57404" office:value-type="float" office:value="60.9713608807749" calcext:value-type="float">
            <text:p>60.9713608807749</text:p>
          </table:table-cell>
          <table:table-cell table:formula="of:=25/0.57404" office:value-type="float" office:value="43.5509720576963" calcext:value-type="float">
            <text:p>43.5509720576963</text:p>
          </table:table-cell>
          <table:table-cell table:formula="of:=3.14*10^-6*([.$C$3:.$C$15]/70)^(-2)" office:value-type="float" office:value="0.000004138795335296" calcext:value-type="float">
            <text:p>4.138795335296E-06</text:p>
          </table:table-cell>
          <table:table-cell table:formula="of:=3.14*10^-6*([.$C$3:.$C$15]/70)^(-2)" office:value-type="float" office:value="0.000004138795335296" calcext:value-type="float">
            <text:p>4.138795335296E-06</text:p>
          </table:table-cell>
          <table:table-cell table:formula="of:=3.14*10^-6*([.$E$3:.$E$15]/50)^-2" office:value-type="float" office:value="0.000004138795335296" calcext:value-type="float">
            <text:p>4.138795335296E-06</text:p>
          </table:table-cell>
          <table:table-cell table:formula="of:=(1.72*10^-8)*(35*10^-3+25*10^-3)*2*[.$C$3:.$C$15]/[.$F$3:.$F$15]" office:value-type="float" office:value="0.0304061637899085" calcext:value-type="float">
            <text:p>0.030406163789909</text:p>
          </table:table-cell>
          <table:table-cell table:formula="of:=(1.72*10^-8)*(35*10^-3+25*10^-3)*2*[.$C$3:.$C$15]/[.$F$3:.$F$15]" office:value-type="float" office:value="0.0304061637899085" calcext:value-type="float">
            <text:p>0.030406163789909</text:p>
          </table:table-cell>
          <table:table-cell table:formula="of:=(1.72*10^-8)*(35*10^-3+35*10^-3)*2*[.$E$3:.$E$15]/[.$H$3:.$H$15]" office:value-type="float" office:value="0.0253384698249237" calcext:value-type="float">
            <text:p>0.0253384698249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35/0.64516" office:value-type="float" office:value="54.250108500217" calcext:value-type="float">
            <text:p>54.250108500217</text:p>
          </table:table-cell>
          <table:table-cell table:formula="of:=35/0.64516" office:value-type="float" office:value="54.250108500217" calcext:value-type="float">
            <text:p>54.250108500217</text:p>
          </table:table-cell>
          <table:table-cell table:formula="of:=25/0.64516" office:value-type="float" office:value="38.750077500155" calcext:value-type="float">
            <text:p>38.750077500155</text:p>
          </table:table-cell>
          <table:table-cell table:formula="of:=3.14*10^-6*([.$C$3:.$C$15]/70)^(-2)" office:value-type="float" office:value="0.000005227866705536" calcext:value-type="float">
            <text:p>5.227866705536E-06</text:p>
          </table:table-cell>
          <table:table-cell table:formula="of:=3.14*10^-6*([.$C$3:.$C$15]/70)^(-2)" office:value-type="float" office:value="0.000005227866705536" calcext:value-type="float">
            <text:p>5.227866705536E-06</text:p>
          </table:table-cell>
          <table:table-cell table:formula="of:=3.14*10^-6*([.$E$3:.$E$15]/50)^-2" office:value-type="float" office:value="0.000005227866705536" calcext:value-type="float">
            <text:p>5.227866705536E-06</text:p>
          </table:table-cell>
          <table:table-cell table:formula="of:=(1.72*10^-8)*(35*10^-3+25*10^-3)*2*[.$C$3:.$C$15]/[.$F$3:.$F$15]" office:value-type="float" office:value="0.0214183394970411" calcext:value-type="float">
            <text:p>0.021418339497041</text:p>
          </table:table-cell>
          <table:table-cell table:formula="of:=(1.72*10^-8)*(35*10^-3+25*10^-3)*2*[.$C$3:.$C$15]/[.$F$3:.$F$15]" office:value-type="float" office:value="0.0214183394970411" calcext:value-type="float">
            <text:p>0.021418339497041</text:p>
          </table:table-cell>
          <table:table-cell table:formula="of:=(1.72*10^-8)*(35*10^-3+35*10^-3)*2*[.$E$3:.$E$15]/[.$H$3:.$H$15]" office:value-type="float" office:value="0.0178486162475342" calcext:value-type="float">
            <text:p>0.0178486162475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35/0.7239" office:value-type="float" office:value="48.3492195054566" calcext:value-type="float">
            <text:p>48.3492195054566</text:p>
          </table:table-cell>
          <table:table-cell table:formula="of:=35/0.7239" office:value-type="float" office:value="48.3492195054566" calcext:value-type="float">
            <text:p>48.3492195054566</text:p>
          </table:table-cell>
          <table:table-cell table:formula="of:=25/0.7239" office:value-type="float" office:value="34.5351567896118" calcext:value-type="float">
            <text:p>34.5351567896118</text:p>
          </table:table-cell>
          <table:table-cell table:formula="of:=3.14*10^-6*([.$C$3:.$C$15]/70)^(-2)" office:value-type="float" office:value="0.0000065818319976" calcext:value-type="float">
            <text:p>6.5818319976E-06</text:p>
          </table:table-cell>
          <table:table-cell table:formula="of:=3.14*10^-6*([.$C$3:.$C$15]/70)^(-2)" office:value-type="float" office:value="0.0000065818319976" calcext:value-type="float">
            <text:p>6.5818319976E-06</text:p>
          </table:table-cell>
          <table:table-cell table:formula="of:=3.14*10^-6*([.$E$3:.$E$15]/50)^-2" office:value-type="float" office:value="0.0000065818319976" calcext:value-type="float">
            <text:p>6.5818319976E-06</text:p>
          </table:table-cell>
          <table:table-cell table:formula="of:=(1.72*10^-8)*(35*10^-3+25*10^-3)*2*[.$C$3:.$C$15]/[.$F$3:.$F$15]" office:value-type="float" office:value="0.0151618560145034" calcext:value-type="float">
            <text:p>0.015161856014503</text:p>
          </table:table-cell>
          <table:table-cell table:formula="of:=(1.72*10^-8)*(35*10^-3+25*10^-3)*2*[.$C$3:.$C$15]/[.$F$3:.$F$15]" office:value-type="float" office:value="0.0151618560145034" calcext:value-type="float">
            <text:p>0.015161856014503</text:p>
          </table:table-cell>
          <table:table-cell table:formula="of:=(1.72*10^-8)*(35*10^-3+35*10^-3)*2*[.$E$3:.$E$15]/[.$H$3:.$H$15]" office:value-type="float" office:value="0.0126348800120862" calcext:value-type="float">
            <text:p>0.0126348800120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35/0.8128" office:value-type="float" office:value="43.0610236220472" calcext:value-type="float">
            <text:p>43.0610236220472</text:p>
          </table:table-cell>
          <table:table-cell table:formula="of:=35/0.8128" office:value-type="float" office:value="43.0610236220472" calcext:value-type="float">
            <text:p>43.0610236220472</text:p>
          </table:table-cell>
          <table:table-cell table:formula="of:=25/0.8128" office:value-type="float" office:value="30.757874015748" calcext:value-type="float">
            <text:p>30.757874015748</text:p>
          </table:table-cell>
          <table:table-cell table:formula="of:=3.14*10^-6*([.$C$3:.$C$15]/70)^(-2)" office:value-type="float" office:value="0.0000082976866304" calcext:value-type="float">
            <text:p>8.2976866304E-06</text:p>
          </table:table-cell>
          <table:table-cell table:formula="of:=3.14*10^-6*([.$C$3:.$C$15]/70)^(-2)" office:value-type="float" office:value="0.0000082976866304" calcext:value-type="float">
            <text:p>8.2976866304E-06</text:p>
          </table:table-cell>
          <table:table-cell table:formula="of:=3.14*10^-6*([.$E$3:.$E$15]/50)^-2" office:value-type="float" office:value="0.0000082976866304" calcext:value-type="float">
            <text:p>8.2976866304E-06</text:p>
          </table:table-cell>
          <table:table-cell table:formula="of:=(1.72*10^-8)*(35*10^-3+25*10^-3)*2*[.$C$3:.$C$15]/[.$F$3:.$F$15]" office:value-type="float" office:value="0.0107111724887616" calcext:value-type="float">
            <text:p>0.010711172488762</text:p>
          </table:table-cell>
          <table:table-cell table:formula="of:=(1.72*10^-8)*(35*10^-3+25*10^-3)*2*[.$C$3:.$C$15]/[.$F$3:.$F$15]" office:value-type="float" office:value="0.0107111724887616" calcext:value-type="float">
            <text:p>0.010711172488762</text:p>
          </table:table-cell>
          <table:table-cell table:formula="of:=(1.72*10^-8)*(35*10^-3+35*10^-3)*2*[.$E$3:.$E$15]/[.$H$3:.$H$15]" office:value-type="float" office:value="0.00892597707396801" calcext:value-type="float">
            <text:p>0.0089259770739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35/0.91186" office:value-type="float" office:value="38.3830851227162" calcext:value-type="float">
            <text:p>38.3830851227162</text:p>
          </table:table-cell>
          <table:table-cell table:formula="of:=35/0.91186" office:value-type="float" office:value="38.3830851227162" calcext:value-type="float">
            <text:p>38.3830851227162</text:p>
          </table:table-cell>
          <table:table-cell table:formula="of:=25/0.91186" office:value-type="float" office:value="27.4164893733687" calcext:value-type="float">
            <text:p>27.4164893733687</text:p>
          </table:table-cell>
          <table:table-cell table:formula="of:=3.14*10^-6*([.$C$3:.$C$15]/70)^(-2)" office:value-type="float" office:value="0.000010443497564576" calcext:value-type="float">
            <text:p>1.0443497564576E-05</text:p>
          </table:table-cell>
          <table:table-cell table:formula="of:=3.14*10^-6*([.$C$3:.$C$15]/70)^(-2)" office:value-type="float" office:value="0.000010443497564576" calcext:value-type="float">
            <text:p>1.0443497564576E-05</text:p>
          </table:table-cell>
          <table:table-cell table:formula="of:=3.14*10^-6*([.$E$3:.$E$15]/50)^-2" office:value-type="float" office:value="0.000010443497564576" calcext:value-type="float">
            <text:p>1.0443497564576E-05</text:p>
          </table:table-cell>
          <table:table-cell table:formula="of:=(1.72*10^-8)*(35*10^-3+25*10^-3)*2*[.$C$3:.$C$15]/[.$F$3:.$F$15]" office:value-type="float" office:value="0.00758583867171157" calcext:value-type="float">
            <text:p>0.007585838671712</text:p>
          </table:table-cell>
          <table:table-cell table:formula="of:=(1.72*10^-8)*(35*10^-3+25*10^-3)*2*[.$C$3:.$C$15]/[.$F$3:.$F$15]" office:value-type="float" office:value="0.00758583867171157" calcext:value-type="float">
            <text:p>0.007585838671712</text:p>
          </table:table-cell>
          <table:table-cell table:formula="of:=(1.72*10^-8)*(35*10^-3+35*10^-3)*2*[.$E$3:.$E$15]/[.$H$3:.$H$15]" office:value-type="float" office:value="0.00632153222642631" calcext:value-type="float">
            <text:p>0.0063215322264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35/1.02362" office:value-type="float" office:value="34.1923760770598" calcext:value-type="float">
            <text:p>34.1923760770598</text:p>
          </table:table-cell>
          <table:table-cell table:formula="of:=35/1.02362" office:value-type="float" office:value="34.1923760770598" calcext:value-type="float">
            <text:p>34.1923760770598</text:p>
          </table:table-cell>
          <table:table-cell table:formula="of:=25/1.02362" office:value-type="float" office:value="24.4231257693285" calcext:value-type="float">
            <text:p>24.4231257693285</text:p>
          </table:table-cell>
          <table:table-cell table:formula="of:=3.14*10^-6*([.$C$3:.$C$15]/70)^(-2)" office:value-type="float" office:value="0.000013160341679264" calcext:value-type="float">
            <text:p>1.3160341679264E-05</text:p>
          </table:table-cell>
          <table:table-cell table:formula="of:=3.14*10^-6*([.$C$3:.$C$15]/70)^(-2)" office:value-type="float" office:value="0.000013160341679264" calcext:value-type="float">
            <text:p>1.3160341679264E-05</text:p>
          </table:table-cell>
          <table:table-cell table:formula="of:=3.14*10^-6*([.$E$3:.$E$15]/50)^-2" office:value-type="float" office:value="0.000013160341679264" calcext:value-type="float">
            <text:p>1.3160341679264E-05</text:p>
          </table:table-cell>
          <table:table-cell table:formula="of:=(1.72*10^-8)*(35*10^-3+25*10^-3)*2*[.$C$3:.$C$15]/[.$F$3:.$F$15]" office:value-type="float" office:value="0.0053625556192245" calcext:value-type="float">
            <text:p>0.005362555619225</text:p>
          </table:table-cell>
          <table:table-cell table:formula="of:=(1.72*10^-8)*(35*10^-3+25*10^-3)*2*[.$C$3:.$C$15]/[.$F$3:.$F$15]" office:value-type="float" office:value="0.0053625556192245" calcext:value-type="float">
            <text:p>0.005362555619225</text:p>
          </table:table-cell>
          <table:table-cell table:formula="of:=(1.72*10^-8)*(35*10^-3+35*10^-3)*2*[.$E$3:.$E$15]/[.$H$3:.$H$15]" office:value-type="float" office:value="0.00446879634935375" calcext:value-type="float">
            <text:p>0.0044687963493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" svg:font-family="Overpass" style:font-family-generic="swiss" style:font-pitch="variable"/>
    <style:font-face style:name="Noto Sans Devanagari" svg:font-family="'Noto Sans Devanagari'" style:font-family-generic="system" style:font-pitch="variable"/>
    <style:font-face style:name="Overpass1" svg:font-family="Overpass" style:font-family-generic="system" style:font-pitch="variable"/>
  </office:font-face-decls>
  <office:styles>
    <style:default-style style:family="table-cell">
      <style:paragraph-properties style:tab-stop-distance="36pt"/>
      <style:text-properties style:font-name="Overpass" fo:language="en" fo:country="US" style:font-name-asian="Overpas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21:09:40.755906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10:08.456047515</meta:creation-date>
    <dc:date>2019-03-26T21:18:30.656024371</dc:date>
    <meta:editing-duration>PT2H55M21S</meta:editing-duration>
    <meta:editing-cycles>5</meta:editing-cycles>
    <meta:generator>LibreOffice/6.2.2.2$Linux_X86_64 LibreOffice_project/20$Build-2</meta:generator>
    <meta:document-statistic meta:table-count="1" meta:cell-count="147" meta:object-count="0"/>
  </office:meta>
</office:document-meta>
</file>